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style:tab-stops/>
      </style:paragraph-properties>
      <style:text-properties fo:color="#c9211e" loext:opacity="100%" fo:font-size="6pt" fo:font-weight="bold" officeooo:paragraph-rsid="000282a1" style:font-size-asian="6pt" style:font-weight-asian="bold" style:font-size-complex="6pt"/>
    </style:style>
    <style:style style:name="P2" style:family="paragraph" style:parent-style-name="Default">
      <style:paragraph-properties>
        <style:tab-stops/>
      </style:paragraph-properties>
      <style:text-properties fo:color="#c9211e" loext:opacity="100%" fo:font-size="6pt" officeooo:paragraph-rsid="000282a1" style:font-size-asian="6pt" style:font-size-complex="6pt"/>
    </style:style>
    <style:style style:name="P3" style:family="paragraph" style:parent-style-name="Default">
      <style:paragraph-properties>
        <style:tab-stops/>
      </style:paragraph-properties>
      <style:text-properties officeooo:paragraph-rsid="000282a1"/>
    </style:style>
    <style:style style:name="P4" style:family="paragraph" style:parent-style-name="Standard">
      <style:text-properties officeooo:rsid="000b291b" officeooo:paragraph-rsid="000282a1"/>
    </style:style>
    <style:style style:name="P5" style:family="paragraph" style:parent-style-name="Standard">
      <style:text-properties officeooo:rsid="0009ae95" officeooo:paragraph-rsid="000282a1"/>
    </style:style>
    <style:style style:name="P6" style:family="paragraph" style:parent-style-name="Standard">
      <style:text-properties fo:color="#ffffff" loext:opacity="100%" style:text-line-through-style="none" style:text-line-through-type="none" fo:font-size="2pt" style:text-underline-style="none" fo:font-weight="normal" officeooo:paragraph-rsid="000282a1" style:font-size-asian="2pt" style:font-weight-asian="normal"/>
    </style:style>
    <style:style style:name="T1" style:family="text">
      <style:text-properties officeooo:rsid="0013ec93"/>
    </style:style>
    <style:style style:name="T2" style:family="text">
      <style:text-properties fo:color="#c9211e" loext:opacity="100%" fo:font-size="6pt" fo:font-weight="bold" style:font-size-asian="6pt" style:font-weight-asian="bold" style:font-size-complex="6pt"/>
    </style:style>
    <style:style style:name="T3" style:family="text">
      <style:text-properties fo:color="#c9211e" loext:opacity="100%" fo:font-size="6pt" fo:font-weight="bold" officeooo:rsid="0011095f" style:font-size-asian="6pt" style:font-weight-asian="bold" style:font-size-complex="6pt"/>
    </style:style>
    <style:style style:name="T4" style:family="text">
      <style:text-properties fo:color="#c9211e" loext:opacity="100%" fo:font-size="6pt" fo:font-weight="bold" officeooo:rsid="000282a1" style:font-size-asian="6pt" style:font-weight-asian="bold" style:font-size-complex="6pt"/>
    </style:style>
    <style:style style:name="T5" style:family="text">
      <style:text-properties fo:font-weight="bold" style:font-weight-asian="bold"/>
    </style:style>
    <style:style style:name="T6" style:family="text">
      <style:text-properties fo:font-weight="bold" officeooo:rsid="000c46f9" style:font-weight-asian="bold"/>
    </style:style>
    <style:style style:name="T7" style:family="text">
      <style:text-properties fo:font-weight="bold" officeooo:rsid="000282a1"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tab/><text:tab/><text:span text:style-name="T1">Bulksign sample file</text:span></text:p>
      <text:p text:style-name="P5"/>
      <text:p text:style-name="P5"/>
      <text:p text:style-name="P5">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text:p>
      <text:p text:style-name="P1"/>
      <text:p text:style-name="P1"/>
      <text:p text:style-name="P3"><text:span text:style-name="T2"><text:tab/><text:tab/><text:tab/><text:tab/>[[!</text:span><text:bookmark-start text:name="__DdeLink__84_4026894165"/><text:span text:style-name="T4">sigFieldSender</text:span><text:bookmark-end text:name="__DdeLink__84_4026894165"/><text:span text:style-name="T2">:</text:span><text:span text:style-name="T3">1</text:span><text:span text:style-name="T2">:signature(sigType=ClickToSign):size(width=</text:span><text:span text:style-name="T3">100</text:span><text:span text:style-name="T2">,height=</text:span><text:span text:style-name="T3">2</text:span><text:span text:style-name="T2">0)]]</text:span></text:p>
      <text:p text:style-name="P1"/>
      <text:p text:style-name="P1"/>
      <text:p text:style-name="P5">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 </text:p>
      <text:p text:style-name="P5"/>
      <text:p text:style-name="P5">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Sed ut perspiciatis unde omnis iste natus error sit voluptatem accusantium facilis est et expedita distinctio. Nam libero tempore, cum soluta nobis est eligendi optio cumque nihil impedit quo minus id quod maxime placeat facere </text:p>
      <text:p text:style-name="P5"/>
      <text:p text:style-name="P1"><text:tab/><text:tab/><text:tab/></text:p>
      <text:p text:style-name="P1"/>
      <text:p text:style-name="P1"/>
      <text:p text:style-name="P1"/>
      <text:p text:style-name="P1"/>
      <text:p text:style-name="P1"/>
      <text:p text:style-name="P1"/>
      <text:p text:style-name="P1"/>
      <text:p text:style-name="P1"/>
      <text:p text:style-name="P2"><text:span text:style-name="T5"><text:tab/><text:tab/><text:tab/>[[!</text:span><text:bookmark-start text:name="__DdeLink__86_4026894165"/><text:span text:style-name="T5">sigField</text:span><text:span text:style-name="T7">Customer</text:span><text:bookmark-end text:name="__DdeLink__86_4026894165"/><text:span text:style-name="T5">:2:signature(sigType=ClickToSign):size(width=</text:span><text:span text:style-name="T6">23</text:span><text:span text:style-name="T5">0,height=50)]]</text:span></text:p>
      <text:p text:style-name="P6"/>
      <text:p text:style-name="P5"/>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entury Gothic" fo:font-family="'Century Gothic'"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0T13:34:50.604000000</meta:creation-date>
    <dc:date>2022-10-10T16:59:44.686000000</dc:date>
    <meta:editing-duration>PT8M40S</meta:editing-duration>
    <meta:editing-cycles>2</meta:editing-cycles>
    <meta:generator>LibreOffice/7.5.0.3$Windows_X86_64 LibreOffice_project/c21113d003cd3efa8c53188764377a8272d9d6de</meta:generator>
    <meta:document-statistic meta:table-count="0" meta:image-count="0" meta:object-count="0" meta:page-count="1" meta:paragraph-count="7" meta:word-count="285" meta:character-count="2084" meta:non-whitespace-character-count="1787"/>
  </office:meta>
</office:document-meta>
</file>